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4d1" officeooo:paragraph-rsid="000084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erings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5:11:35.506000000</meta:creation-date>
    <dc:date>2016-03-17T15:12:01.559000000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5.0.1.2$Windows_x86 LibreOffice_project/81898c9f5c0d43f3473ba111d7b351050be20261</meta:generator>
  </office:meta>
</office:document-meta>
</file>